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0d2" officeooo:paragraph-rsid="00070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3:01:07.180172693</meta:creation-date>
    <meta:generator>LibreOffice/6.4.5.2$Linux_X86_64 LibreOffice_project/40$Build-2</meta:generator>
    <dc:date>2020-09-15T23:03:04.625650047</dc:date>
    <meta:editing-duration>PT1M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